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>
      <style:paragraph-properties fo:margin-top="0in" fo:margin-bottom="0.1965in" style:contextual-spacing="false"/>
    </style:style>
    <style:style style:name="P2" style:family="paragraph" style:parent-style-name="Preformatted_20_Text" style:list-style-name="L4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7"/>
    <style:style style:name="P5" style:family="paragraph" style:parent-style-name="Preformatted_20_Text" style:list-style-name="L10"/>
    <style:style style:name="P6" style:family="paragraph" style:parent-style-name="Preformatted_20_Text" style:list-style-name="L13"/>
    <style:style style:name="P7" style:family="paragraph" style:parent-style-name="Preformatted_20_Text" style:list-style-name="L16">
      <style:paragraph-properties fo:margin-top="0in" fo:margin-bottom="0.1965in" style:contextual-spacing="false"/>
    </style:style>
    <style:style style:name="P8" style:family="paragraph" style:parent-style-name="Preformatted_20_Text" style:list-style-name="L19">
      <style:paragraph-properties fo:margin-top="0in" fo:margin-bottom="0.1965in" style:contextual-spacing="false"/>
    </style:style>
    <style:style style:name="P9" style:family="paragraph" style:parent-style-name="Preformatted_20_Text" style:list-style-name="L22">
      <style:paragraph-properties fo:margin-top="0in" fo:margin-bottom="0.1965in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3"/>
    <style:style style:name="P28" style:family="paragraph" style:parent-style-name="Text_20_body" style:list-style-name="L23">
      <style:paragraph-properties fo:margin-top="0in" fo:margin-bottom="0in" style:contextual-spacing="false"/>
    </style:style>
    <style:style style:name="P29" style:family="paragraph" style:parent-style-name="Text_20_body" style:list-style-name="L24"/>
    <style:style style:name="P30" style:family="paragraph" style:parent-style-name="Text_20_body" style:list-style-name="L24">
      <style:paragraph-properties fo:margin-top="0in" fo:margin-bottom="0in" style:contextual-spacing="false"/>
    </style:style>
    <style:style style:name="P31" style:family="paragraph" style:parent-style-name="Text_20_body" style:list-style-name="L25"/>
    <style:style style:name="P32" style:family="paragraph" style:parent-style-name="Text_20_body" style:list-style-name="L25">
      <style:paragraph-properties fo:margin-top="0in" fo:margin-bottom="0in" style:contextual-spacing="false"/>
    </style:style>
    <style:style style:name="P33" style:family="paragraph" style:parent-style-name="Text_20_body" style:list-style-name="L26"/>
    <style:style style:name="P34" style:family="paragraph" style:parent-style-name="Text_20_body" style:list-style-name="L26">
      <style:paragraph-properties fo:margin-top="0in" fo:margin-bottom="0in" style:contextual-spacing="false"/>
    </style:style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0">
      <style:paragraph-properties fo:margin-top="0in" fo:margin-bottom="0in" style:contextual-spacing="false"/>
    </style:style>
    <style:style style:name="P40" style:family="paragraph" style:parent-style-name="Text_20_body">
      <style:paragraph-properties fo:text-align="center" style:justify-single-word="false"/>
      <style:text-properties officeooo:paragraph-rsid="0010405b"/>
    </style:style>
    <style:style style:name="T1" style:family="text">
      <style:text-properties officeooo:rsid="0010405b"/>
    </style:style>
    <style:style style:name="T2" style:family="text">
      <style:text-properties style:text-underline-style="solid" style:text-underline-width="auto" style:text-underline-color="font-color" officeooo:rsid="0010405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2">Scikit-learn Quick Reference</text:span></text:span></text:p>
      <text:p text:style-name="P40"><text:span text:style-name="Strong_20_Emphasis"><text:span text:style-name="T2"/></text:span></text:p>
      <text:p text:style-name="P40"><text:span text:style-name="Strong_20_Emphasis"><text:span text:style-name="T2"/></text:span></text:p>
      <text:p text:style-name="Text_20_body"><text:span text:style-name="Strong_20_Emphasis"/></text:p>
      <text:p text:style-name="Text_20_body"><text:span text:style-name="Strong_20_Emphasis">scikit-learn:</text:span></text:p>
      <text:list text:style-name="L1">
        <text:list-item>
          <text:p text:style-name="P11">Simple and efficient tools for data mining and data analysis in Python.</text:p>
        </text:list-item>
        <text:list-item>
          <text:p text:style-name="P11">Built on NumPy, SciPy, and matplotlib.</text:p>
        </text:list-item>
        <text:list-item>
          <text:p text:style-name="P10">Provides simple and efficient tools for data preprocessing, modeling, and evaluation.</text:p>
        </text:list-item>
      </text:list>
      <text:p text:style-name="Text_20_body"><text:span text:style-name="Strong_20_Emphasis">Key Components:</text:span></text:p>
      <text:list text:style-name="L2">
        <text:list-item>
          <text:p text:style-name="P12"><text:span text:style-name="Strong_20_Emphasis">Estimators:</text:span></text:p>
          <text:list>
            <text:list-item>
              <text:p text:style-name="P13">Implement machine learning algorithms or models.</text:p>
            </text:list-item>
            <text:list-item>
              <text:p text:style-name="P13">Fit to data using the <text:span text:style-name="Source_20_Text">fit()</text:span> method and predict using the <text:span text:style-name="Source_20_Text">predict()</text:span> method.</text:p>
            </text:list-item>
            <text:list-item>
              <text:p text:style-name="P13">Example: <text:span text:style-name="Source_20_Text">from sklearn.linear_model import LinearRegression</text:span>.</text:p>
            </text:list-item>
          </text:list>
        </text:list-item>
        <text:list-item>
          <text:p text:style-name="P12"><text:span text:style-name="Strong_20_Emphasis">Transformers:</text:span></text:p>
          <text:list>
            <text:list-item>
              <text:p text:style-name="P13">Preprocess data or extract features using transformers.</text:p>
            </text:list-item>
            <text:list-item>
              <text:p text:style-name="P13">Fit to data using the <text:span text:style-name="Source_20_Text">fit()</text:span> method and transform data using the <text:span text:style-name="Source_20_Text">transform()</text:span> method.</text:p>
            </text:list-item>
            <text:list-item>
              <text:p text:style-name="P13">Example: <text:span text:style-name="Source_20_Text">from sklearn.preprocessing import StandardScaler</text:span>.</text:p>
            </text:list-item>
          </text:list>
        </text:list-item>
        <text:list-item>
          <text:p text:style-name="P12"><text:span text:style-name="Strong_20_Emphasis">Pipelines:</text:span></text:p>
          <text:list>
            <text:list-item>
              <text:p text:style-name="P13">Chain together multiple transformers and estimators into a single object.</text:p>
            </text:list-item>
            <text:list-item>
              <text:p text:style-name="P13">Simplifies the workflow and ensures consistent preprocessing and modeling.</text:p>
            </text:list-item>
            <text:list-item>
              <text:p text:style-name="P12">Example: <text:span text:style-name="Source_20_Text">from sklearn.pipeline import Pipeline</text:span>.</text:p>
            </text:list-item>
          </text:list>
        </text:list-item>
      </text:list>
      <text:p text:style-name="Text_20_body"><text:span text:style-name="Strong_20_Emphasis">Basic Workflow:</text:span></text:p>
      <text:list text:style-name="L3">
        <text:list-item>
          <text:p text:style-name="P14"><text:span text:style-name="Strong_20_Emphasis">Import Library:</text:span></text:p>
          <text:p text:style-name="P1">python</text:p>
        </text:list-item>
      </text:list>
      <text:list text:style-name="L4">
        <text:list-item>
          <text:p text:style-name="P2"><text:span text:style-name="Source_20_Text">import sklearn</text:span></text:p>
        </text:list-item>
      </text:list>
      <text:list text:style-name="L5">
        <text:list-item>
          <text:p text:style-name="P15"><text:span text:style-name="Strong_20_Emphasis">Load Data:</text:span></text:p>
        </text:list-item>
      </text:list>
      <text:list text:style-name="L6">
        <text:list-item>
          <text:p text:style-name="P16">Load datasets from scikit-learn or external sources.</text:p>
        </text:list-item>
      </text:list>
      <text:p text:style-name="P3">python</text:p>
      <text:list text:style-name="L7">
        <text:list-item>
          <text:p text:style-name="P4"><text:span text:style-name="Source_20_Text">from sklearn.datasets import load_iris</text:span></text:p>
        </text:list-item>
      </text:list>
      <text:p text:style-name="Preformatted_20_Text"><text:span text:style-name="Source_20_Text">iris = load_iris()</text:span></text:p>
      <text:p text:style-name="P3"><text:span text:style-name="Source_20_Text">X, y = iris.data, iris.target</text:span></text:p>
      <text:list text:style-name="L8">
        <text:list-item>
          <text:p text:style-name="P17"><text:span text:style-name="Strong_20_Emphasis">Preprocess Data:</text:span></text:p>
        </text:list-item>
      </text:list>
      <text:list text:style-name="L9">
        <text:list-item>
          <text:p text:style-name="P18"><text:soft-page-break/>Preprocess data using transformers (e.g., scaling, encoding).</text:p>
        </text:list-item>
      </text:list>
      <text:p text:style-name="P3">python</text:p>
      <text:list text:style-name="L10">
        <text:list-item>
          <text:p text:style-name="P5"><text:span text:style-name="Source_20_Text">from sklearn.preprocessing import StandardScaler</text:span></text:p>
        </text:list-item>
      </text:list>
      <text:p text:style-name="Preformatted_20_Text"><text:span text:style-name="Source_20_Text">scaler = StandardScaler()</text:span></text:p>
      <text:p text:style-name="P3"><text:span text:style-name="Source_20_Text">X_scaled = scaler.fit_transform(X)</text:span></text:p>
      <text:list text:style-name="L11">
        <text:list-item>
          <text:p text:style-name="P19"><text:span text:style-name="Strong_20_Emphasis">Select Model:</text:span></text:p>
        </text:list-item>
      </text:list>
      <text:list text:style-name="L12">
        <text:list-item>
          <text:p text:style-name="P20">Choose an appropriate model or algorithm for the task.</text:p>
        </text:list-item>
      </text:list>
      <text:p text:style-name="P3">python</text:p>
      <text:list text:style-name="L13">
        <text:list-item>
          <text:p text:style-name="P6"><text:span text:style-name="Source_20_Text">from sklearn.linear_model import LogisticRegression</text:span></text:p>
        </text:list-item>
      </text:list>
      <text:p text:style-name="P3"><text:span text:style-name="Source_20_Text">model = LogisticRegression()</text:span></text:p>
      <text:list text:style-name="L14">
        <text:list-item>
          <text:p text:style-name="P21"><text:span text:style-name="Strong_20_Emphasis">Train Model:</text:span></text:p>
        </text:list-item>
      </text:list>
      <text:list text:style-name="L15">
        <text:list-item>
          <text:p text:style-name="P22">Train the model on the training data.</text:p>
        </text:list-item>
      </text:list>
      <text:p text:style-name="P3">python</text:p>
      <text:list text:style-name="L16">
        <text:list-item>
          <text:p text:style-name="P7"><text:span text:style-name="Source_20_Text">model.fit(X_train, y_train)</text:span></text:p>
        </text:list-item>
      </text:list>
      <text:list text:style-name="L17">
        <text:list-item>
          <text:p text:style-name="P23"><text:span text:style-name="Strong_20_Emphasis">Evaluate Model:</text:span></text:p>
        </text:list-item>
      </text:list>
      <text:list text:style-name="L18">
        <text:list-item>
          <text:p text:style-name="P24">Evaluate the model's performance on the test data.</text:p>
        </text:list-item>
      </text:list>
      <text:p text:style-name="P3">python</text:p>
      <text:list text:style-name="L19">
        <text:list-item>
          <text:p text:style-name="P8"><text:span text:style-name="Source_20_Text">accuracy = model.score(X_test, y_test)</text:span></text:p>
        </text:list-item>
      </text:list>
      <text:list text:style-name="L20">
        <text:list-item>
          <text:p text:style-name="P25"><text:span text:style-name="Strong_20_Emphasis">Predictions:</text:span></text:p>
        </text:list-item>
      </text:list>
      <text:list text:style-name="L21">
        <text:list-item>
          <text:p text:style-name="P26">Make predictions on new data.</text:p>
        </text:list-item>
      </text:list>
      <text:p text:style-name="P3">python</text:p>
      <text:list text:style-name="L22">
        <text:list-item text:start-value="7">
          <text:p text:style-name="P9"><text:span text:style-name="Source_20_Text">y_pred = model.predict(X_new)</text:span></text:p>
        </text:list-item>
      </text:list>
      <text:p text:style-name="Text_20_body"><text:span text:style-name="Strong_20_Emphasis">Cross-Validation:</text:span></text:p>
      <text:list text:style-name="L23">
        <text:list-item>
          <text:p text:style-name="P28">Evaluate model performance using cross-validation.</text:p>
        </text:list-item>
        <text:list-item>
          <text:p text:style-name="P27">Use <text:span text:style-name="Source_20_Text">cross_val_score()</text:span> function for K-fold cross-validation.</text:p>
        </text:list-item>
      </text:list>
      <text:p text:style-name="Text_20_body"><text:span text:style-name="Strong_20_Emphasis">Hyperparameter Tuning:</text:span></text:p>
      <text:list text:style-name="L24">
        <text:list-item>
          <text:p text:style-name="P30">Tune model hyperparameters using grid search or randomized search.</text:p>
        </text:list-item>
        <text:list-item>
          <text:p text:style-name="P29">Use <text:span text:style-name="Source_20_Text">GridSearchCV</text:span> or <text:span text:style-name="Source_20_Text">RandomizedSearchCV</text:span> for hyperparameter optimization.</text:p>
        </text:list-item>
      </text:list>
      <text:p text:style-name="Text_20_body"><text:span text:style-name="Strong_20_Emphasis">Model Evaluation:</text:span></text:p>
      <text:list text:style-name="L25">
        <text:list-item>
          <text:p text:style-name="P32">Evaluate classification models using metrics like accuracy, precision, recall, F1-score, ROC AUC.</text:p>
        </text:list-item>
        <text:list-item>
          <text:p text:style-name="P31"><text:soft-page-break/>Evaluate regression models using metrics like mean squared error (MSE), R-squared.</text:p>
        </text:list-item>
      </text:list>
      <text:p text:style-name="Text_20_body"><text:span text:style-name="Strong_20_Emphasis">Ensemble Methods:</text:span></text:p>
      <text:list text:style-name="L26">
        <text:list-item>
          <text:p text:style-name="P34">Combine multiple models for improved performance.</text:p>
        </text:list-item>
        <text:list-item>
          <text:p text:style-name="P33">Use ensemble methods like Random Forest, Gradient Boosting, and AdaBoost.</text:p>
        </text:list-item>
      </text:list>
      <text:p text:style-name="Text_20_body"><text:span text:style-name="Strong_20_Emphasis">Dimensionality Reduction:</text:span></text:p>
      <text:list text:style-name="L27">
        <text:list-item>
          <text:p text:style-name="P35">Reduce the dimensionality of data using techniques like PCA (Principal Component Analysis) or LDA (Linear Discriminant Analysis).</text:p>
        </text:list-item>
      </text:list>
      <text:p text:style-name="Text_20_body"><text:span text:style-name="Strong_20_Emphasis">Feature Selection:</text:span></text:p>
      <text:list text:style-name="L28">
        <text:list-item>
          <text:p text:style-name="P36">Select important features using techniques like Recursive Feature Elimination (RFE) or feature importance scores.</text:p>
        </text:list-item>
      </text:list>
      <text:p text:style-name="Text_20_body"><text:span text:style-name="Strong_20_Emphasis">Serialization:</text:span></text:p>
      <text:list text:style-name="L29">
        <text:list-item>
          <text:p text:style-name="P37">Serialize trained models using <text:span text:style-name="Source_20_Text">pickle</text:span> or <text:span text:style-name="Source_20_Text">joblib</text:span> for later use or deployment.</text:p>
        </text:list-item>
      </text:list>
      <text:p text:style-name="Text_20_body"><text:span text:style-name="Strong_20_Emphasis">Community and Resources:</text:span></text:p>
      <text:list text:style-name="L30">
        <text:list-item>
          <text:p text:style-name="P39">Join the scikit-learn community for support, discussions, and collaboration.</text:p>
        </text:list-item>
        <text:list-item>
          <text:p text:style-name="P38">Explore official documentation, tutorials, and examples for learning and referenc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1:49:55.781760639</meta:creation-date>
    <dc:date>2024-04-08T11:51:19.874044417</dc:date>
    <meta:editing-duration>PT1M24S</meta:editing-duration>
    <meta:editing-cycles>1</meta:editing-cycles>
    <meta:document-statistic meta:table-count="0" meta:image-count="0" meta:object-count="0" meta:page-count="3" meta:paragraph-count="72" meta:word-count="408" meta:character-count="2898" meta:non-whitespace-character-count="2610"/>
    <meta:generator>LibreOffice/7.6.6.3$Linux_X86_64 LibreOffice_project/60$Build-3</meta:generator>
  </office:meta>
</office:document-meta>
</file>